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7.3335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Difficulty(1-10)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gram to find if a given no. is Prime or not.</text:p>
          </table:table-cell>
          <table:table-cell table:style-name="ce2" office:value-type="string" calcext:value-type="string">
            <text:p>2(Brute Force) / 6(Efficient)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put a year and find whether it is a leap year or not. 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ake 2 numbers as inputs and find their HCF and LCM. 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Keep taking numbers as inputs till the user enters ‘x’, after that print sum of all. 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o calculate Fibonacci Series of n numbers.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o find out whether the given String is Palindrome or not. 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o find Armstrong Number between two given number. 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rogram to check if a letter is uppercase or lowercase.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rogram to check occurrence of a digit in a no.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everse a no. using string 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everse a no. without using string 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number-columns-repeated="2"/>
        </table:table-row>
        <table:table-row table:style-name="ro4" table:number-rows-repeated="104854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akash Shau</meta:initial-creator>
    <meta:creation-date>2022-09-30T14:51:22.160000000</meta:creation-date>
    <dc:date>2022-09-30T15:07:08.822000000</dc:date>
    <dc:creator>Prakash Shau</dc:creator>
    <meta:editing-duration>PT5M36S</meta:editing-duration>
    <meta:editing-cycles>1</meta:editing-cycles>
    <meta:document-statistic meta:table-count="1" meta:cell-count="56" meta:object-count="0"/>
    <meta:generator>LibreOffice/7.4.1.2$Windows_X86_64 LibreOffice_project/3c58a8f3a960df8bc8fd77b461821e42c061c5f0</meta:generator>
  </office:meta>
</office:document-meta>
</file>